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3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8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9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2" style:family="graphic" style:parent-style-name="objectwithoutfill">
      <style:graphic-properties draw:marker-end="Arrow" draw:marker-end-width="0.3cm" draw:fill="gradient" draw:textarea-vertical-align="middle"/>
    </style:style>
    <style:style style:name="gr13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gradient"/>
    </style:style>
    <style:style style:name="gr2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gradient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loext:graphic-properties draw:fill="gradient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normal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1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" draw:style-name="gr1" draw:text-style-name="P1" xml:id="id1" draw:id="id1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0" draw:style-name="gr1" draw:text-style-name="P1" xml:id="id3" draw:id="id3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1" draw:style-name="gr1" draw:text-style-name="P1" xml:id="id5" draw:id="id5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2" draw:style-name="gr1" draw:text-style-name="P1" xml:id="id6" draw:id="id6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" draw:start-glue-point="0" draw:end-shape="id2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" draw:start-glue-point="1" draw:end-shape="id3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3" draw:start-glue-point="1" draw:end-shape="id4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4" draw:start-glue-point="1" draw:end-shape="id5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4" draw:start-glue-point="2" draw:end-shape="id6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3" draw:start-glue-point="2" draw:end-shape="id6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5" draw:start-glue-point="2" draw:end-shape="id6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1" draw:start-glue-point="1" draw:end-shape="id3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" draw:style-name="gr1" draw:text-style-name="P1" xml:id="id2" draw:id="id2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" draw:style-name="gr1" draw:text-style-name="P1" xml:id="id4" draw:id="id4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name="aaa 1" draw:style-name="gr1" draw:text-style-name="P1" xml:id="id7" draw:id="id7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8" draw:style-name="gr1" draw:text-style-name="P1" xml:id="id9" draw:id="id9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9" draw:style-name="gr1" draw:text-style-name="P1" xml:id="id11" draw:id="id11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0" draw:style-name="gr1" draw:text-style-name="P1" xml:id="id12" draw:id="id12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7" draw:start-glue-point="0" draw:end-shape="id8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8" draw:start-glue-point="1" draw:end-shape="id9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9" draw:start-glue-point="1" draw:end-shape="id10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0" draw:start-glue-point="1" draw:end-shape="id11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0" draw:start-glue-point="2" draw:end-shape="id12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9" draw:start-glue-point="2" draw:end-shape="id12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1" draw:start-glue-point="2" draw:end-shape="id12" draw:end-glue-point="1" svg:d="M16951 5511l-3666 3274" svg:viewBox="0 0 3667 3275">
          <text:p/>
        </draw:connector>
        <draw:line draw:style-name="gr9" draw:text-style-name="P2" draw:layer="layout" svg:x1="9.463cm" svg:y1="2.27cm" svg:x2="9.463cm" svg:y2="9.889cm">
          <text:p/>
        </draw:line>
        <draw:frame draw:style-name="gr10" draw:text-style-name="P3" draw:layer="layout" svg:width="1.331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7" draw:start-glue-point="1" draw:end-shape="id9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1" draw:style-name="gr13" draw:text-style-name="P5" xml:id="id8" draw:id="id8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2" draw:style-name="gr14" draw:text-style-name="P5" xml:id="id10" draw:id="id10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name="aaa 2" draw:style-name="gr1" draw:text-style-name="P1" xml:id="id13" draw:id="id13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3" draw:style-name="gr1" draw:text-style-name="P1" xml:id="id15" draw:id="id15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4" draw:style-name="gr1" draw:text-style-name="P1" xml:id="id17" draw:id="id17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5" draw:style-name="gr1" draw:text-style-name="P1" xml:id="id18" draw:id="id18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3" draw:start-glue-point="0" draw:end-shape="id14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14" draw:start-glue-point="1" draw:end-shape="id15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15" draw:start-glue-point="1" draw:end-shape="id16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6" draw:start-glue-point="1" draw:end-shape="id17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6" draw:start-glue-point="2" draw:end-shape="id18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15" draw:start-glue-point="2" draw:end-shape="id18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7" draw:start-glue-point="2" draw:end-shape="id18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13" draw:start-glue-point="1" draw:end-shape="id15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6" draw:style-name="gr15" draw:text-style-name="P5" xml:id="id14" draw:id="id14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7" draw:style-name="gr16" draw:text-style-name="P5" xml:id="id16" draw:id="id16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463cm" svg:y1="2.271cm" svg:x2="9.463cm" svg:y2="9.89cm">
          <text:p/>
        </draw:line>
        <draw:frame draw:style-name="gr10" draw:text-style-name="P3" draw:layer="layout" svg:width="2.55cm" svg:height="0.725cm" svg:x="5.793cm" svg:y="2.09cm">
          <draw:text-box>
            <text:p><text:span text:style-name="T1">Third party</text:span></text:p>
          </draw:text-box>
        </draw:frame>
      </draw:page>
      <draw:page draw:name="page4" draw:style-name="dp1" draw:master-page-name="Default">
        <draw:custom-shape draw:name="aaa 3" draw:style-name="gr1" draw:text-style-name="P1" xml:id="id23" draw:id="id23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8" draw:style-name="gr1" draw:text-style-name="P1" xml:id="id22" draw:id="id22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9" draw:style-name="gr1" draw:text-style-name="P1" xml:id="id19" draw:id="id19" draw:layer="layout" svg:width="2.667cm" svg:height="1.651cm" svg:x="16.9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0" draw:style-name="gr1" draw:text-style-name="P1" xml:id="id21" draw:id="id21" draw:layer="layout" svg:width="2.667cm" svg:height="1.651cm" svg:x="11.9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5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593cm" svg:y="2.089cm">
          <draw:text-box>
            <text:p><text:span text:style-name="T1">Bar</text:span></text:p>
          </draw:text-box>
        </draw:frame>
        <draw:custom-shape draw:name="aaa_ 21" draw:style-name="gr1" draw:text-style-name="P5" xml:id="id24" draw:id="id24" draw:layer="layout" svg:width="2.667cm" svg:height="1.651cm" svg:x="1.9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2" draw:style-name="gr1" draw:text-style-name="P5" xml:id="id20" draw:id="id20" draw:layer="layout" svg:width="2.667cm" svg:height="1.651cm" svg:x="11.9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918cm" svg:y1="4.685cm" svg:x2="14.585cm" svg:y2="4.685cm" draw:start-shape="id19" draw:start-glue-point="3" draw:end-shape="id20" draw:end-glue-point="1" svg:d="M16918 4685h-2333" svg:viewBox="0 0 2334 1">
          <text:p/>
        </draw:connector>
        <draw:connector draw:style-name="gr12" draw:text-style-name="P2" draw:layer="layout" draw:type="line" svg:x1="13.251cm" svg:y1="5.511cm" svg:x2="13.251cm" svg:y2="7.96cm" draw:start-shape="id20" draw:start-glue-point="2" draw:end-shape="id21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20" draw:start-glue-point="3" draw:end-shape="id22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22" draw:start-glue-point="2" draw:end-shape="id21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23" draw:start-glue-point="1" draw:end-shape="id22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24" draw:start-glue-point="1" draw:end-shape="id22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23" draw:start-glue-point="0" draw:end-shape="id24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4.585cm" svg:y2="8.785cm" draw:start-shape="id19" draw:start-glue-point="2" draw:end-shape="id21" draw:end-glue-point="1" svg:d="M18251 5511l-3666 3274" svg:viewBox="0 0 3667 3275">
          <text:p/>
        </draw:connector>
        <draw:frame draw:style-name="gr10" draw:text-style-name="P3" draw:layer="layout" svg:width="2.119cm" svg:height="0.725cm" svg:x="14.594cm" svg:y="6.4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995cm" svg:y="3.9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7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</draw:page>
      <draw:page draw:name="page5" draw:style-name="dp1" draw:master-page-name="Default">
        <draw:custom-shape draw:name="aaa 4" draw:style-name="gr1" draw:text-style-name="P1" xml:id="id25" draw:id="id25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6" draw:style-name="gr1" draw:text-style-name="P1" xml:id="id27" draw:id="id27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7" draw:style-name="gr1" draw:text-style-name="P1" xml:id="id29" draw:id="id29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3" draw:style-name="gr1" draw:text-style-name="P1" xml:id="id30" draw:id="id30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25" draw:start-glue-point="0" draw:end-shape="id26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6" draw:start-glue-point="1" draw:end-shape="id27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27" draw:start-glue-point="1" draw:end-shape="id28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28" draw:start-glue-point="1" draw:end-shape="id29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28" draw:start-glue-point="2" draw:end-shape="id30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27" draw:start-glue-point="2" draw:end-shape="id30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29" draw:start-glue-point="2" draw:end-shape="id30" draw:end-glue-point="1" svg:d="M16951 5511l-3666 3274" svg:viewBox="0 0 3667 3275">
          <text:p/>
        </draw:connector>
        <draw:frame draw:style-name="gr10" draw:text-style-name="P3" draw:layer="layout" svg:width="1.25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25" draw:start-glue-point="1" draw:end-shape="id27" draw:end-glue-point="2" svg:d="M3264 8791l3687-3280" svg:viewBox="0 0 3688 3281">
          <text:p/>
        </draw:connector>
        <draw:custom-shape draw:name="aaa_ 24" draw:style-name="gr1" draw:text-style-name="P5" xml:id="id26" draw:id="id26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5" draw:style-name="gr1" draw:text-style-name="P5" xml:id="id28" draw:id="id28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4cm" svg:y="3.08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5.895cm" svg:y="3.09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0.996cm" svg:y="3.091cm">
          <draw:text-box>
            <text:p><text:span text:style-name="T1">Verifier</text:span></text:p>
          </draw:text-box>
        </draw:frame>
      </draw:page>
      <draw:page draw:name="page6" draw:style-name="dp1" draw:master-page-name="Default">
        <draw:custom-shape draw:name="aaa 5" draw:style-name="gr1" draw:text-style-name="P1" xml:id="id35" draw:id="id35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26" draw:style-name="gr1" draw:text-style-name="P1" xml:id="id34" draw:id="id34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27" draw:style-name="gr1" draw:text-style-name="P1" xml:id="id31" draw:id="id31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8" draw:style-name="gr1" draw:text-style-name="P1" xml:id="id33" draw:id="id33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29" draw:style-name="gr1" draw:text-style-name="P5" xml:id="id36" draw:id="id36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0" draw:style-name="gr1" draw:text-style-name="P5" xml:id="id32" draw:id="id32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31" draw:start-glue-point="3" draw:end-shape="id32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32" draw:start-glue-point="2" draw:end-shape="id33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32" draw:start-glue-point="3" draw:end-shape="id34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34" draw:start-glue-point="2" draw:end-shape="id33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35" draw:start-glue-point="1" draw:end-shape="id34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36" draw:start-glue-point="1" draw:end-shape="id34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35" draw:start-glue-point="0" draw:end-shape="id36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31" draw:start-glue-point="2" draw:end-shape="id33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frame draw:style-name="gr10" draw:text-style-name="P3" draw:layer="layout" svg:width="3.027cm" svg:height="0.725cm" svg:x="1.395cm" svg:y="1.5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6.796cm" svg:y="1.5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1.897cm" svg:y="1.592cm">
          <draw:text-box>
            <text:p><text:span text:style-name="T1">Verifier</text:span></text:p>
          </draw:text-box>
        </draw:frame>
      </draw:page>
      <draw:page draw:name="page7" draw:style-name="dp1" draw:master-page-name="Default">
        <draw:custom-shape draw:name="aaa 6" draw:style-name="gr1" draw:text-style-name="P1" xml:id="id41" draw:id="id41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2" draw:style-name="gr1" draw:text-style-name="P1" xml:id="id40" draw:id="id40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33" draw:style-name="gr1" draw:text-style-name="P1" xml:id="id37" draw:id="id37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36" draw:style-name="gr1" draw:text-style-name="P1" xml:id="id39" draw:id="id39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9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193cm" svg:y="0.989cm">
          <draw:text-box>
            <text:p><text:span text:style-name="T1">Bar</text:span></text:p>
          </draw:text-box>
        </draw:frame>
        <draw:custom-shape draw:name="aaa_ 37" draw:style-name="gr1" draw:text-style-name="P5" xml:id="id42" draw:id="id42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8" draw:style-name="gr1" draw:text-style-name="P5" xml:id="id38" draw:id="id38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37" draw:start-glue-point="3" draw:end-shape="id38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38" draw:start-glue-point="2" draw:end-shape="id39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38" draw:start-glue-point="3" draw:end-shape="id40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40" draw:start-glue-point="2" draw:end-shape="id39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41" draw:start-glue-point="1" draw:end-shape="id40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42" draw:start-glue-point="1" draw:end-shape="id40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41" draw:start-glue-point="0" draw:end-shape="id42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37" draw:start-glue-point="2" draw:end-shape="id39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</text:span><text:span text:style-name="T1">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</text:span><text:span text:style-name="T1">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</text:span><text:span text:style-name="T1">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</text:span><text:span text:style-name="T1">e</text:span></text:p>
          </draw:text-box>
        </draw:frame>
      </draw:page>
      <draw:page draw:name="page8" draw:style-name="dp1" draw:master-page-name="Default">
        <draw:custom-shape draw:name="aaa 7" draw:style-name="gr1" draw:text-style-name="P1" xml:id="id47" draw:id="id47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9" draw:style-name="gr1" draw:text-style-name="P1" xml:id="id46" draw:id="id46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0" draw:style-name="gr1" draw:text-style-name="P1" xml:id="id43" draw:id="id43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1" draw:style-name="gr1" draw:text-style-name="P1" xml:id="id45" draw:id="id45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10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42" draw:style-name="gr1" draw:text-style-name="P5" xml:id="id48" draw:id="id48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3" draw:style-name="gr1" draw:text-style-name="P5" xml:id="id44" draw:id="id44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43" draw:start-glue-point="3" draw:end-shape="id44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44" draw:start-glue-point="2" draw:end-shape="id45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44" draw:start-glue-point="3" draw:end-shape="id46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46" draw:start-glue-point="2" draw:end-shape="id45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47" draw:start-glue-point="1" draw:end-shape="id46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48" draw:start-glue-point="1" draw:end-shape="id46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47" draw:start-glue-point="0" draw:end-shape="id48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43" draw:start-glue-point="2" draw:end-shape="id45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5.263cm" svg:y1="-0.581cm" svg:x2="5.263cm" svg:y2="8.69cm">
          <text:p/>
        </draw:line>
        <draw:line draw:style-name="gr12" draw:text-style-name="P4" draw:layer="layout" svg:x1="12.792cm" svg:y1="1.77cm" svg:x2="3.013cm" svg:y2="1.77cm">
          <text:p/>
        </draw:line>
        <draw:frame draw:style-name="gr10" draw:text-style-name="P3" draw:layer="layout" svg:width="1.518cm" svg:height="0.725cm" svg:x="6.997cm" svg:y="1.052cm">
          <draw:text-box>
            <text:p><text:span text:style-name="T1">Trust</text:span></text:p>
          </draw:text-box>
        </draw:frame>
      </draw:page>
      <draw:page draw:name="page9" draw:style-name="dp1" draw:master-page-name="Default">
        <draw:custom-shape draw:name="aaa 8" draw:style-name="gr1" draw:text-style-name="P1" xml:id="id53" draw:id="id53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4" draw:style-name="gr1" draw:text-style-name="P1" xml:id="id52" draw:id="id52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5" draw:style-name="gr1" draw:text-style-name="P1" xml:id="id49" draw:id="id49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6" draw:style-name="gr1" draw:text-style-name="P1" xml:id="id51" draw:id="id51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18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47" draw:style-name="gr1" draw:text-style-name="P5" xml:id="id54" draw:id="id54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8" draw:style-name="gr1" draw:text-style-name="P5" xml:id="id50" draw:id="id50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49" draw:start-glue-point="3" draw:end-shape="id50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50" draw:start-glue-point="2" draw:end-shape="id51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50" draw:start-glue-point="3" draw:end-shape="id52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52" draw:start-glue-point="2" draw:end-shape="id51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53" draw:start-glue-point="1" draw:end-shape="id52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54" draw:start-glue-point="1" draw:end-shape="id52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53" draw:start-glue-point="0" draw:end-shape="id54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49" draw:start-glue-point="2" draw:end-shape="id51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10.463cm" svg:y1="-0.581cm" svg:x2="10.463cm" svg:y2="8.69cm">
          <text:p/>
        </draw:line>
        <draw:line draw:style-name="gr12" draw:text-style-name="P4" draw:layer="layout" svg:x1="12.793cm" svg:y1="1.768cm" svg:x2="3.014cm" svg:y2="1.768cm">
          <text:p/>
        </draw:line>
        <draw:frame draw:style-name="gr10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0" draw:style-name="dp1" draw:master-page-name="Default">
        <draw:custom-shape draw:name="aaa 9" draw:style-name="gr1" draw:text-style-name="P1" xml:id="id59" draw:id="id59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9" draw:style-name="gr1" draw:text-style-name="P1" xml:id="id58" draw:id="id58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0" draw:style-name="gr1" draw:text-style-name="P1" xml:id="id55" draw:id="id55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51" draw:style-name="gr1" draw:text-style-name="P1" xml:id="id57" draw:id="id57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20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52" draw:style-name="gr1" draw:text-style-name="P5" xml:id="id60" draw:id="id60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53" draw:style-name="gr1" draw:text-style-name="P5" xml:id="id56" draw:id="id56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55" draw:start-glue-point="3" draw:end-shape="id56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56" draw:start-glue-point="2" draw:end-shape="id57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56" draw:start-glue-point="3" draw:end-shape="id58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58" draw:start-glue-point="2" draw:end-shape="id57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59" draw:start-glue-point="1" draw:end-shape="id58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60" draw:start-glue-point="1" draw:end-shape="id58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59" draw:start-glue-point="0" draw:end-shape="id60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55" draw:start-glue-point="2" draw:end-shape="id57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5.263cm" svg:y1="-0.581cm" svg:x2="5.263cm" svg:y2="8.69cm">
          <text:p/>
        </draw:line>
        <draw:line draw:style-name="gr9" draw:text-style-name="P2" draw:layer="layout" svg:x1="10.463cm" svg:y1="-0.581cm" svg:x2="10.463cm" svg:y2="8.69cm">
          <text:p/>
        </draw:line>
        <draw:frame draw:style-name="gr21" draw:text-style-name="P7" draw:layer="layout" svg:width="2.562cm" svg:height="0.725cm" svg:x="6.593cm" svg:y="0.0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2.793cm" svg:y1="1.768cm" svg:x2="3.014cm" svg:y2="1.768cm">
          <text:p/>
        </draw:line>
        <draw:frame draw:style-name="gr10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1" draw:style-name="dp1" draw:master-page-name="Default">
        <draw:custom-shape draw:name="aaa_ 31" draw:style-name="gr1" draw:text-style-name="P1" xml:id="id62" draw:id="id62" draw:layer="layout" svg:width="2.667cm" svg:height="1.651cm" svg:x="8.218cm" svg:y="3.4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1.293cm" svg:y="0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6.493cm" svg:y="0.089cm">
          <draw:text-box>
            <text:p><text:span text:style-name="T1">Bar</text:span></text:p>
          </draw:text-box>
        </draw:frame>
        <draw:custom-shape draw:name="aaa_ 34" draw:style-name="gr1" draw:text-style-name="P5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35" draw:style-name="gr1" draw:text-style-name="P5" xml:id="id61" draw:id="id61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path draw:style-name="gr22" draw:text-style-name="P2" draw:layer="layout" svg:width="4.932cm" svg:height="1.415cm" svg:x="10.885cm" svg:y="2.375cm" svg:viewBox="0 0 4933 1416" svg:d="M0 1310c1580-1826 3485-1699 4933 106">
          <text:p/>
        </draw:path>
        <draw:frame draw:style-name="gr23" draw:text-style-name="P9" draw:layer="layout" svg:width="3.589cm" svg:height="1.199cm" svg:x="11.497cm" svg:y="1.092cm">
          <draw:text-box>
            <text:p text:style-name="P8"><text:span text:style-name="T1">1. Claimant</text:span></text:p>
            <text:p text:style-name="P8"><text:span text:style-name="T1">selects a verifier</text:span></text:p>
          </draw:text-box>
        </draw:frame>
        <draw:frame draw:style-name="gr23" draw:text-style-name="P9" draw:layer="layout" svg:width="3.542cm" svg:height="1.673cm" svg:x="11.798cm" svg:y="2.593cm">
          <draw:text-box>
            <text:p text:style-name="P8"><text:span text:style-name="T1">3. Verifier</text:span></text:p>
            <text:p text:style-name="P8"><text:span text:style-name="T1">sends the ticket </text:span><text:span text:style-name="T1">and ticket hash</text:span></text:p>
          </draw:text-box>
        </draw:frame>
        <draw:frame draw:style-name="gr23" draw:text-style-name="P9" draw:layer="layout" svg:width="3.442cm" svg:height="1.673cm" svg:x="15.4cm" svg:y="5.294cm">
          <draw:text-box>
            <text:p text:style-name="P8"><text:span text:style-name="T1">2. Verifier</text:span></text:p>
            <text:p text:style-name="P8"><text:span text:style-name="T1">creates a ticket and </text:span><text:span text:style-name="T1">ticket hash</text:span></text:p>
          </draw:text-box>
        </draw:frame>
        <draw:connector draw:style-name="gr22" draw:text-style-name="P2" draw:layer="layout" draw:type="line" svg:x1="15.818cm" svg:y1="4.285cm" svg:x2="10.885cm" svg:y2="4.285cm" draw:start-shape="id61" draw:start-glue-point="3" draw:end-shape="id62" draw:end-glue-point="1" svg:d="M15818 4285h-4933" svg:viewBox="0 0 4934 1">
          <text:p/>
        </draw:connector>
        <draw:path draw:style-name="gr22" draw:text-style-name="P2" draw:layer="layout" svg:width="4.932cm" svg:height="1.351cm" svg:x="10.885cm" svg:y="4.885cm" svg:viewBox="0 0 4933 1352" svg:d="M0 0c818 1673 3739 1927 4933 0">
          <text:p/>
        </draw:path>
        <draw:frame draw:style-name="gr24" draw:text-style-name="P9" draw:layer="layout" svg:width="4.622cm" svg:height="1.673cm" svg:x="11.299cm" svg:y="4.194cm">
          <draw:text-box>
            <text:p text:style-name="P8"><text:span text:style-name="T1">7. Claimant sends </text:span><text:span text:style-name="T1">the ticket and the </text:span><text:span text:style-name="T1">signed ticket hash</text:span></text:p>
          </draw:text-box>
        </draw:frame>
        <draw:path draw:style-name="gr22" draw:text-style-name="P2" draw:layer="layout" svg:width="4.896cm" svg:height="1.282cm" draw:transform="rotate (-3.14159265358979) translate (8.218cm 3.718cm)" svg:viewBox="0 0 4897 1283" svg:d="M0 33c1341 1672 3500 1672 4897-33">
          <text:p/>
        </draw:path>
        <draw:path draw:style-name="gr22" draw:text-style-name="P2" draw:layer="layout" svg:width="4.932cm" svg:height="1.302cm" svg:x="3.285cm" svg:y="4.885cm" svg:viewBox="0 0 4933 1303" svg:d="M0 0c1179 1673 3592 1800 4933 0">
          <text:p/>
        </draw:path>
        <draw:frame draw:style-name="gr23" draw:text-style-name="P9" draw:layer="layout" svg:width="4.003cm" svg:height="1.199cm" svg:x="3.898cm" svg:y="1.093cm">
          <draw:text-box>
            <text:p text:style-name="P8"><text:span text:style-name="T1">4. Claimant sends</text:span></text:p>
            <text:p text:style-name="P8"><text:span text:style-name="T1">the ticket hash</text:span></text:p>
          </draw:text-box>
        </draw:frame>
        <draw:frame draw:style-name="gr23" draw:text-style-name="P9" draw:layer="layout" svg:width="4.644cm" svg:height="1.199cm" svg:x="0.001cm" svg:y="5.295cm">
          <draw:text-box>
            <text:p text:style-name="P8"><text:span text:style-name="T1">5. Authenticator</text:span></text:p>
            <text:p text:style-name="P8"><text:span text:style-name="T1">signes the ticket </text:span><text:span text:style-name="T1">hash</text:span></text:p>
          </draw:text-box>
        </draw:frame>
        <draw:frame draw:style-name="gr24" draw:text-style-name="P9" draw:layer="layout" svg:width="3.921cm" svg:height="1.673cm" svg:x="4.099cm" svg:y="4.295cm">
          <draw:text-box>
            <text:p text:style-name="P8"><text:span text:style-name="T1">6. Authenticator</text:span></text:p>
            <text:p text:style-name="P8"><text:span text:style-name="T1">sends the signed</text:span></text:p>
            <text:p text:style-name="P8"><text:span text:style-name="T1">ticket hash</text:span></text:p>
          </draw:text-box>
        </draw:frame>
        <draw:frame draw:style-name="gr24" draw:text-style-name="P9" draw:layer="layout" svg:width="5.777cm" svg:height="1.673cm" svg:x="13.908cm" svg:y="6.895cm">
          <draw:text-box>
            <text:p text:style-name="P8"><text:span text:style-name="T1">8. Verifier </text:span><text:span text:style-name="T1">generates</text:span></text:p>
            <text:p text:style-name="P8"><text:span text:style-name="T1">a ticket hash and </text:span><text:span text:style-name="T1">verifies it with the </text:span><text:span text:style-name="T1">signed ticket hash</text:span></text:p>
          </draw:text-box>
        </draw:frame>
      </draw:page>
      <draw:page draw:name="page12" draw:style-name="dp1" draw:master-page-name="Default">
        <draw:custom-shape draw:name="aaa 10" draw:style-name="gr1" draw:text-style-name="P1" xml:id="id66" draw:id="id66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4" draw:style-name="gr1" draw:text-style-name="P1" xml:id="id65" draw:id="id65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5" draw:style-name="gr1" draw:text-style-name="P1" xml:id="id68" draw:id="id68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56" draw:style-name="gr1" draw:text-style-name="P1" xml:id="id64" draw:id="id64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26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57" draw:style-name="gr1" draw:text-style-name="P5" xml:id="id67" draw:id="id67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58" draw:style-name="gr1" draw:text-style-name="P5" xml:id="id63" draw:id="id63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63" draw:start-glue-point="2" draw:end-shape="id64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63" draw:start-glue-point="3" draw:end-shape="id65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65" draw:start-glue-point="2" draw:end-shape="id64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66" draw:start-glue-point="1" draw:end-shape="id65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67" draw:start-glue-point="1" draw:end-shape="id65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66" draw:start-glue-point="0" draw:end-shape="id67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8.251cm" svg:y2="7.96cm" draw:start-shape="id68" draw:start-glue-point="2" draw:end-shape="id69" draw:end-glue-point="0" svg:d="M18251 5511v2449" svg:viewBox="0 0 1 2450">
          <text:p/>
        </draw:connector>
        <draw:frame draw:style-name="gr10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6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27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3" draw:style-name="gr1" draw:text-style-name="P1" xml:id="id69" draw:id="id69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64" draw:start-glue-point="1" draw:end-shape="id69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connector draw:style-name="gr22" draw:text-style-name="P2" draw:layer="layout" draw:type="line" svg:x1="18.251cm" svg:y1="5.511cm" svg:x2="13.251cm" svg:y2="7.96cm" draw:start-shape="id68" draw:start-glue-point="2" draw:end-shape="id64" draw:end-glue-point="0" svg:d="M18251 5511l-5000 2449" svg:viewBox="0 0 5001 2450">
          <text:p/>
        </draw:connector>
        <draw:frame draw:style-name="gr10" draw:text-style-name="P3" draw:layer="layout" svg:width="2.364cm" svg:height="0.725cm" svg:x="14.395cm" svg:y="5.792cm">
          <draw:text-box>
            <text:p><text:span text:style-name="T1">authorize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28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3" draw:style-name="dp1" draw:master-page-name="Default">
        <draw:custom-shape draw:name="aaa 11" draw:style-name="gr1" draw:text-style-name="P1" xml:id="id73" draw:id="id73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9" draw:style-name="gr1" draw:text-style-name="P1" xml:id="id72" draw:id="id72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60" draw:style-name="gr1" draw:text-style-name="P1" xml:id="id75" draw:id="id75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61" draw:style-name="gr1" draw:text-style-name="P1" xml:id="id71" draw:id="id71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0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62" draw:style-name="gr1" draw:text-style-name="P5" xml:id="id74" draw:id="id74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63" draw:style-name="gr1" draw:text-style-name="P5" xml:id="id70" draw:id="id70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70" draw:start-glue-point="2" draw:end-shape="id71" draw:end-glue-point="0" svg:d="M13251 5511v2449" svg:viewBox="0 0 1 2450">
          <text:p/>
        </draw:connector>
        <draw:connector draw:style-name="gr12" draw:text-style-name="P2" draw:layer="layout" draw:type="line" svg:x1="8.251cm" svg:y1="5.511cm" svg:x2="11.918cm" svg:y2="8.785cm" draw:start-shape="id72" draw:start-glue-point="2" draw:end-shape="id71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73" draw:start-glue-point="1" draw:end-shape="id72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74" draw:start-glue-point="1" draw:end-shape="id72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73" draw:start-glue-point="0" draw:end-shape="id74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8.251cm" svg:y2="7.96cm" draw:start-shape="id75" draw:start-glue-point="2" draw:end-shape="id76" draw:end-glue-point="0" svg:d="M18251 5511v2449" svg:viewBox="0 0 1 2450">
          <text:p/>
        </draw:connector>
        <draw:frame draw:style-name="gr10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1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64" draw:style-name="gr1" draw:text-style-name="P1" xml:id="id76" draw:id="id76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71" draw:start-glue-point="1" draw:end-shape="id76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32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4" draw:style-name="dp1" draw:master-page-name="Default">
        <draw:custom-shape draw:name="aaa_ 65" draw:style-name="gr1" draw:text-style-name="P1" xml:id="id79" draw:id="id79" draw:layer="layout" svg:width="2.667cm" svg:height="1.651cm" svg:x="6.918cm" svg:y="3.86cm">
          <text:p text:style-name="P1"><text:span text:style-name="T1">AS1</text:span></text:p>
          <draw:enhanced-geometry svg:viewBox="0 0 21600 21600" draw:type="rectangle" draw:enhanced-path="M 0 0 L 21600 0 21600 21600 0 21600 0 0 Z N"/>
        </draw:custom-shape>
        <draw:custom-shape draw:name="aaa_ 66" draw:style-name="gr1" draw:text-style-name="P1" xml:id="id82" draw:id="id82" draw:layer="layout" svg:width="2.667cm" svg:height="1.651cm" svg:x="16.918cm" svg:y="3.86cm">
          <text:p text:style-name="P1"><text:span text:style-name="T1">AS3</text:span></text:p>
          <draw:enhanced-geometry svg:viewBox="0 0 21600 21600" draw:type="rectangle" draw:enhanced-path="M 0 0 L 21600 0 21600 21600 0 21600 0 0 Z N"/>
        </draw:custom-shape>
        <draw:custom-shape draw:name="aaa_ 67" draw:style-name="gr1" draw:text-style-name="P1" xml:id="id78" draw:id="id78" draw:layer="layout" svg:width="2.667cm" svg:height="1.651cm" svg:x="11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2.617cm" svg:height="0.725cm" svg:x="2.193cm" svg:y="1.288cm">
          <draw:text-box>
            <text:p text:style-name="P6"><text:span text:style-name="T1">Third party</text:span></text:p>
          </draw:text-box>
        </draw:frame>
        <draw:frame draw:style-name="gr34" draw:text-style-name="P7" draw:layer="layout" svg:width="1.253cm" svg:height="0.725cm" svg:x="12.593cm" svg:y="1.289cm">
          <draw:text-box>
            <text:p text:style-name="P6"><text:span text:style-name="T1">Bar</text:span></text:p>
          </draw:text-box>
        </draw:frame>
        <draw:custom-shape draw:name="aaa_ 68" draw:style-name="gr1" draw:text-style-name="P5" xml:id="id81" draw:id="id81" draw:layer="layout" svg:width="2.667cm" svg:height="1.651cm" svg:x="1.918cm" svg:y="7.96cm">
          <text:p text:style-name="P5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 69" draw:style-name="gr1" draw:text-style-name="P5" xml:id="id77" draw:id="id77" draw:layer="layout" svg:width="2.667cm" svg:height="1.651cm" svg:x="11.918cm" svg:y="3.86cm">
          <text:p text:style-name="P5"><text:span text:style-name="T2">AS2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77" draw:start-glue-point="2" draw:end-shape="id78" draw:end-glue-point="0" svg:d="M13251 5511v2449" svg:viewBox="0 0 1 2450">
          <text:p/>
        </draw:connector>
        <draw:connector draw:style-name="gr12" draw:text-style-name="P2" draw:layer="layout" draw:type="line" svg:x1="8.251cm" svg:y1="5.511cm" svg:x2="8.251cm" svg:y2="7.96cm" draw:start-shape="id79" draw:start-glue-point="2" draw:end-shape="id80" draw:end-glue-point="0" svg:d="M8251 5511v2449" svg:viewBox="0 0 1 2450">
          <text:p/>
        </draw:connector>
        <draw:connector draw:style-name="gr12" draw:text-style-name="P2" draw:layer="layout" draw:type="line" svg:x1="4.585cm" svg:y1="8.785cm" svg:x2="6.918cm" svg:y2="8.785cm" draw:start-shape="id81" draw:start-glue-point="1" draw:end-shape="id80" draw:end-glue-point="3" svg:d="M4585 8785h2333" svg:viewBox="0 0 2334 1">
          <text:p/>
        </draw:connector>
        <draw:connector draw:style-name="gr12" draw:text-style-name="P4" draw:layer="layout" draw:type="line" svg:x1="18.251cm" svg:y1="5.511cm" svg:x2="18.251cm" svg:y2="7.96cm" draw:start-shape="id82" draw:start-glue-point="2" draw:end-shape="id83" draw:end-glue-point="0" svg:d="M18251 5511v2449" svg:viewBox="0 0 1 2450">
          <text:p/>
        </draw:connector>
        <draw:frame draw:style-name="gr10" draw:text-style-name="P3" draw:layer="layout" svg:width="1.9cm" svg:height="0.725cm" svg:x="14.7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6.495cm" svg:y="6.491cm">
          <draw:text-box>
            <text:p><text:span text:style-name="T1">protect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5" draw:text-style-name="P7" draw:layer="layout" svg:width="1.273cm" svg:height="0.725cm" svg:x="7.593cm" svg:y="1.289cm">
          <draw:text-box>
            <text:p text:style-name="P6"><text:span text:style-name="T1">Foo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70" draw:style-name="gr1" draw:text-style-name="P1" xml:id="id83" draw:id="id83" draw:layer="layout" svg:width="2.667cm" svg:height="1.651cm" svg:x="16.918cm" svg:y="7.96cm">
          <text:p text:style-name="P1"><text:span text:style-name="T1">RS3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78" draw:start-glue-point="1" draw:end-shape="id83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36" draw:text-style-name="P7" draw:layer="layout" svg:width="1.333cm" svg:height="0.725cm" svg:x="17.593cm" svg:y="1.29cm">
          <draw:text-box>
            <text:p text:style-name="P6"><text:span text:style-name="T1">Baz</text:span></text:p>
          </draw:text-box>
        </draw:frame>
        <draw:custom-shape draw:name="aaa_ 4" draw:style-name="gr1" draw:text-style-name="P1" xml:id="id80" draw:id="id80" draw:layer="layout" svg:width="2.667cm" svg:height="1.651cm" svg:x="6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9.585cm" svg:y1="8.785cm" svg:x2="11.918cm" svg:y2="8.785cm" draw:start-shape="id80" draw:start-glue-point="1" draw:end-shape="id78" draw:end-glue-point="3" svg:d="M9585 8785h2333" svg:viewBox="0 0 2334 1">
          <text:p/>
        </draw:connector>
        <draw:frame draw:style-name="gr10" draw:text-style-name="P3" draw:layer="layout" svg:width="1.9cm" svg:height="0.725cm" svg:x="9.894cm" svg:y="8.091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4.894cm" svg:y="8.092cm">
          <draw:text-box>
            <text:p><text:span text:style-name="T1">ac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329cm" fo:page-height="8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2-22T11:18:53.819111677</dc:date>
    <dc:creator>Igor Zboran</dc:creator>
    <meta:editing-duration>P6DT17H35M57S</meta:editing-duration>
    <meta:editing-cycles>584</meta:editing-cycles>
    <meta:generator>LibreOffice/7.2.5.2.0$Linux_X86_64 LibreOffice_project/711f8d38e9451cd2fd39b6963d2a3fc166f04cb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49"/>
  </office:meta>
</office:document-meta>
</file>